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Range.LongRange( long number1 , long number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ngRange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Range.getMax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Range.getMax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containsNumber(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Range.getMin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LongRange( Number number1 , Number number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ng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ngRange.containsLong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getMin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getMax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ngRange.getMax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ngRange.overlapsRange( 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Range.getMin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Range.getMin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LongRange(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ngRange.getMin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getMax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Range.LongRange( lo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Range.contains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